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/>
    </style:style>
    <style:style style:name="P2" style:family="paragraph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sub 58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3" style:family="text">
      <style:text-properties style:text-position="sub 58%"/>
    </style:style>
    <style:style style:name="T4" style:family="text">
      <style:text-properties style:text-position="sub 58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5" style:family="text">
      <style:text-properties fo:font-family="'Times New Roman'" style:font-style-name="Italic" style:font-family-generic="roman" style:font-pitch="variable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family="'Times New Roman'" style:font-style-name="Italic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889cm" svg:height="2cm" svg:x="26.711cm" svg:y="3cm">
          <text:p text:style-name="P1">r</text:p>
        </draw:rect>
        <draw:rect draw:style-name="gr1" draw:text-style-name="P1" draw:layer="layout" svg:width="0.889cm" svg:height="8.3cm" svg:x="26.711cm" svg:y="5.1cm">
          <text:p text:style-name="P1">m</text:p>
        </draw:rect>
        <draw:rect draw:style-name="gr1" draw:text-style-name="P1" draw:layer="layout" svg:width="0.9cm" svg:height="3.5cm" svg:x="26.7cm" svg:y="13.5cm">
          <text:p text:style-name="P1">v</text:p>
        </draw:rect>
        <draw:g>
          <draw:rect draw:style-name="gr1" draw:text-style-name="P1" draw:layer="layout" svg:width="2cm" svg:height="2cm" svg:x="3.7cm" svg:y="3cm">
            <text:p text:style-name="P1">I<text:span text:style-name="T1">NxN</text:span></text:p>
          </draw:rect>
          <draw:rect draw:style-name="gr1" draw:text-style-name="P1" draw:layer="layout" svg:width="1.997cm" svg:height="2cm" svg:x="7.903cm" svg:y="3cm">
            <text:p text:style-name="P1">...</text:p>
          </draw:rect>
          <draw:rect draw:style-name="gr1" draw:text-style-name="P1" draw:layer="layout" svg:width="2cm" svg:height="2cm" svg:x="5.8cm" svg:y="3cm">
            <text:p text:style-name="P1">I<text:span text:style-name="T1">NxN</text:span></text:p>
          </draw:rect>
          <draw:rect draw:style-name="gr1" draw:text-style-name="P1" draw:layer="layout" svg:width="1.999cm" svg:height="2cm" svg:x="10cm" svg:y="3cm">
            <text:p text:style-name="P1">I<text:span text:style-name="T1">NxN</text:span></text:p>
          </draw:rect>
          <draw:rect draw:style-name="gr1" draw:text-style-name="P1" draw:layer="layout" svg:width="11.904cm" svg:height="2cm" svg:x="12.096cm" svg:y="3cm">
            <text:p text:style-name="P1">0<text:span text:style-name="T2">Nx(MN + M</text:span><text:span text:style-name="T2">)</text:span></text:p>
          </draw:rect>
          <draw:rect draw:style-name="gr1" draw:text-style-name="P1" draw:layer="layout" svg:width="8.3cm" svg:height="8.3cm" svg:x="3.7cm" svg:y="5.096cm">
            <text:p text:style-name="P1">I<text:span text:style-name="T3">M</text:span><text:span text:style-name="T4">NxM</text:span><text:span text:style-name="T2">N</text:span><text:span text:style-name="T5"> </text:span></text:p>
          </draw:rect>
          <draw:rect draw:style-name="gr1" draw:text-style-name="P1" draw:layer="layout" svg:width="8.3cm" svg:height="8.299cm" svg:x="12.1cm" svg:y="5.1cm">
            <text:p text:style-name="P1">I<text:span text:style-name="T3">M</text:span><text:span text:style-name="T4">NxM</text:span><text:span text:style-name="T2">N</text:span><text:span text:style-name="T5"> </text:span></text:p>
          </draw:rect>
          <draw:rect draw:style-name="gr1" draw:text-style-name="P1" draw:layer="layout" svg:width="3.5cm" svg:height="3.5cm" svg:x="20.5cm" svg:y="13.5cm">
            <text:p text:style-name="P1">-I<text:span text:style-name="T3">M</text:span><text:span text:style-name="T4">xM</text:span><text:span text:style-name="T5"> </text:span></text:p>
          </draw:rect>
          <draw:rect draw:style-name="gr1" draw:text-style-name="P1" draw:layer="layout" svg:width="8.3cm" svg:height="3.5cm" svg:x="12.1cm" svg:y="13.5cm">
            <text:p text:style-name="P1">0<text:span text:style-name="T2">MxMN</text:span><text:span text:style-name="T5"> </text:span></text:p>
          </draw:rect>
          <draw:rect draw:style-name="gr1" draw:text-style-name="P1" draw:layer="layout" svg:width="3.504cm" svg:height="8.3cm" svg:x="20.496cm" svg:y="5.1cm">
            <text:p text:style-name="P1">0<text:span text:style-name="T3">M</text:span><text:span text:style-name="T2">NxM</text:span></text:p>
          </draw:rect>
          <draw:rect draw:style-name="gr1" draw:text-style-name="P1" draw:layer="layout" svg:width="2cm" svg:height="3.5cm" svg:x="3.7cm" svg:y="13.5cm">
            <text:p text:style-name="P1"><text:span text:style-name="T6">1 1 1 … 1</text:span></text:p>
            <text:p text:style-name="P1"><text:span text:style-name="T6">0 0 0 … 0</text:span></text:p>
            <text:p text:style-name="P1"><text:span text:style-name="T6">…</text:span></text:p>
            <text:p text:style-name="P1"><text:span text:style-name="T6">0 0 0 … 0</text:span></text:p>
          </draw:rect>
          <draw:rect draw:style-name="gr1" draw:text-style-name="P1" draw:layer="layout" svg:width="2cm" svg:height="3.5cm" svg:x="5.8cm" svg:y="13.5cm">
            <text:p text:style-name="P1"><text:span text:style-name="T6">0 0 0 … 0</text:span></text:p>
            <text:p text:style-name="P1"><text:span text:style-name="T6">1 1 1 … 1</text:span></text:p>
            <text:p text:style-name="P1"><text:span text:style-name="T6">…</text:span></text:p>
            <text:p text:style-name="P1"><text:span text:style-name="T6">0 0 0 … 0</text:span></text:p>
          </draw:rect>
          <draw:rect draw:style-name="gr1" draw:text-style-name="P1" draw:layer="layout" svg:width="2cm" svg:height="3.5cm" svg:x="10cm" svg:y="13.5cm">
            <text:p text:style-name="P1"><text:span text:style-name="T6">0 0 0 … 0</text:span></text:p>
            <text:p text:style-name="P1"><text:span text:style-name="T6">0 0 0 … 0</text:span></text:p>
            <text:p text:style-name="P1"><text:span text:style-name="T6">…</text:span></text:p>
            <text:p text:style-name="P1"><text:span text:style-name="T6">1 1 1 … 1</text:span></text:p>
          </draw:rect>
          <draw:rect draw:style-name="gr1" draw:text-style-name="P1" draw:layer="layout" svg:width="1.997cm" svg:height="3.5cm" svg:x="7.903cm" svg:y="13.5cm">
            <text:p text:style-name="P1">...</text:p>
          </draw:rect>
        </draw:g>
        <draw:frame draw:style-name="gr2" draw:text-style-name="P2" draw:layer="layout" svg:width="3.037cm" svg:height="1.6cm" svg:x="1.3cm" svg:y="9.4cm">
          <draw:text-box>
            <text:p><text:span text:style-name="T7">A = </text:span></text:p>
          </draw:text-box>
        </draw:frame>
        <draw:frame draw:style-name="gr2" draw:text-style-name="P2" draw:layer="layout" svg:width="3.037cm" svg:height="1.6cm" svg:x="24.6cm" svg:y="9.4cm">
          <draw:text-box>
            <text:p><text:span text:style-name="T7">b =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franco Cecconi</meta:initial-creator>
    <meta:creation-date>2014-05-10T10:43:57</meta:creation-date>
    <dc:date>2014-05-10T11:38:51</dc:date>
    <dc:creator>Gianfranco Cecconi</dc:creator>
    <meta:editing-duration>PT54M55S</meta:editing-duration>
    <meta:editing-cycles>17</meta:editing-cycles>
    <meta:generator>OpenOffice/4.1.0$Unix OpenOffice.org_project/410m18$Build-9764</meta:generator>
    <meta:document-statistic meta:object-count="20"/>
  </office:meta>
</office:document-meta>
</file>